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178d0" officeooo:paragraph-rsid="002178d0"/>
    </style:style>
    <style:style style:name="P2" style:family="paragraph" style:parent-style-name="Standard">
      <style:text-properties officeooo:rsid="002178d0" officeooo:paragraph-rsid="002178d0"/>
    </style:style>
    <style:style style:name="P3" style:family="paragraph" style:parent-style-name="Standard">
      <style:text-properties officeooo:rsid="002391e0" officeooo:paragraph-rsid="002391e0"/>
    </style:style>
    <style:style style:name="P4" style:family="paragraph" style:parent-style-name="Standard">
      <style:text-properties officeooo:rsid="00256069" officeooo:paragraph-rsid="00256069"/>
    </style:style>
    <style:style style:name="P5" style:family="paragraph" style:parent-style-name="Standard">
      <style:text-properties officeooo:rsid="0025a573" officeooo:paragraph-rsid="0025a573"/>
    </style:style>
    <style:style style:name="T1" style:family="text">
      <style:text-properties officeooo:rsid="00228f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.)</text:p>
      <text:p text:style-name="P1">int x = 25, y = 18, temp = 10;</text:p>
      <text:p text:style-name="P1">char ch = A;</text:p>
      <text:p text:style-name="P1">x = x + 5;</text:p>
      <text:p text:style-name="P1">double payRate = 12.50;</text:p>
      <text:p text:style-name="P1">int firstNum, tempNum;</text:p>
      <text:p text:style-name="P1">tempNum = firstNum;</text:p>
      <text:p text:style-name="P1">int z;</text:p>
      <text:p text:style-name="P1">z = y;</text:p>
      <text:p text:style-name="P1">y = x;</text:p>
      <text:p text:style-name="P1">x = z;</text:p>
      <text:p text:style-name="P1">cout &lt;&lt; x &lt;&lt; y &lt;&lt; x + 12 / y - 18 &lt;&lt; endl;</text:p>
      <text:p text:style-name="P1">char grade = 'A';</text:p>
      <text:p text:style-name="P1">int a, b, c, d;</text:p>
      <text:p text:style-name="P1">a = 1;</text:p>
      <text:p text:style-name="P1">b = 2;</text:p>
      <text:p text:style-name="P1">c = 3;</text:p>
      <text:p text:style-name="P1">d = 4;</text:p>
      <text:p text:style-name="P1">z = x;</text:p>
      <text:p text:style-name="P1">double z = 46.5;</text:p>
      <text:p text:style-name="P1">int x;</text:p>
      <text:p text:style-name="P1">x = z</text:p>
      <text:p text:style-name="P1"/>
      <text:p text:style-name="P1">14.)<text:line-break/><text:span text:style-name="T1">x= -6</text:span></text:p>
      <text:p text:style-name="P3">y= 30</text:p>
      <text:p text:style-name="P3">z =55</text:p>
      <text:p text:style-name="P3">w= -11</text:p>
      <text:p text:style-name="P3"/>
      <text:p text:style-name="P3">16.)</text:p>
      <text:p text:style-name="P3">x= 8, y= 3, z= 5</text:p>
      <text:p text:style-name="P3">x+3*y= 17</text:p>
      <text:p text:style-name="P3">Product of 8 and 5 is 40</text:p>
      <text:p text:style-name="P3">x+y/z= 8</text:p>
      <text:p text:style-name="P3">2 times 8 = 16</text:p>
      <text:p text:style-name="P3"/>
      <text:p text:style-name="P3">18.)</text:p>
      <text:p text:style-name="P4">cout &lt;&lt;"Output the newline character: "&lt;&lt;"\'\\n\'"&lt;&lt; endl;</text:p>
      <text:p text:style-name="P4">cout &lt;&lt;"Output the tab character: "&lt;&lt;"\'\\t\'"&lt;&lt; endl;</text:p>
      <text:p text:style-name="P4">cout &lt;&lt;"Output the double quotation marks: "&lt;&lt;"\'\"\'"&lt;&lt; endl;</text:p>
      <text:p text:style-name="P4"/>
      <text:p text:style-name="P4">20.)</text:p>
      <text:p text:style-name="P5">string studentFirst = "Amy";</text:p>
      <text:p text:style-name="P5">double tempPrice = 3.99;</text:p>
      <text:p text:style-name="P5">int juiceBottles = 500;</text:p>
      <text:p text:style-name="P5">double milesTraveled = 543;</text:p>
      <text:p text:style-name="P5">double highestTest = 99.5;</text:p>
      <text:p text:style-name="P5">cout &lt;&lt;studentFirst&lt;&lt;" <text:s text:c="2"/>"&lt;&lt;tempPrice&lt;&lt;" <text:s text:c="2"/>"&lt;&lt;juiceBottles&lt;&lt;" <text:s text:c="2"/>"&lt;&lt;milesTraveled&lt;&lt;" <text:s text:c="2"/>"&lt;&lt;highestTest&lt;&lt; endl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8:34:10.733848791</meta:creation-date>
    <dc:date>2016-04-04T21:03:15.248189369</dc:date>
    <meta:editing-duration>PT31M4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1" meta:paragraph-count="43" meta:word-count="172" meta:character-count="794" meta:non-whitespace-character-count="657"/>
  </office:meta>
</office:document-meta>
</file>